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42.49mm" style:rel-column-width="16383*"/>
    </style:style>
    <style:style style:name="Table1.D" style:family="table-column">
      <style:table-column-properties style:column-width="42.51mm" style:rel-column-width="16386*"/>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Bibliography_20_1">
      <style:paragraph-properties>
        <style:tab-stops/>
      </style:paragraph-properties>
    </style:style>
    <style:style style:name="P23" style:family="paragraph" style:parent-style-name="Req-Text">
      <style:text-properties style:font-name="Bitstream Vera Sans1"/>
    </style:style>
    <style:style style:name="P24" style:family="paragraph" style:parent-style-name="Req-Text">
      <style:text-properties style:font-name="Bitstream Vera Sans1" style:font-name-asian="Bitstream Vera Sans1" style:font-name-complex="Bitstream Vera Sans1"/>
    </style:style>
    <style:style style:name="P25" style:family="paragraph" style:parent-style-name="Text_20_body">
      <style:paragraph-properties fo:margin-left="12.51mm" fo:margin-right="0mm" fo:text-indent="0mm" style:auto-text-indent="false"/>
    </style:style>
    <style:style style:name="P26" style:family="paragraph" style:parent-style-name="Text_20_body">
      <style:paragraph-properties fo:margin-left="12.51mm" fo:margin-right="0mm" fo:text-indent="0mm" style:auto-text-indent="false"/>
      <style:text-properties style:font-name="Courier"/>
    </style:style>
    <style:style style:name="P27" style:family="paragraph" style:parent-style-name="Text_20_body">
      <style:paragraph-properties fo:margin-left="12.51mm" fo:margin-right="0mm" fo:text-indent="0mm" style:auto-text-indent="false"/>
      <style:text-properties style:font-name="Courier New"/>
    </style:style>
    <style:style style:name="P28" style:family="paragraph" style:parent-style-name="Text_20_body">
      <style:paragraph-properties fo:margin-left="12.51mm" fo:margin-right="0mm" fo:text-indent="0mm" style:auto-text-indent="false"/>
      <style:text-properties style:font-name="Courier 10 Pitch"/>
    </style:style>
    <style:style style:name="P29" style:family="paragraph" style:parent-style-name="Text_20_body">
      <style:paragraph-properties fo:text-align="start" style:justify-single-word="false" fo:break-before="page"/>
      <style:text-properties fo:font-size="8pt" style:font-size-asian="8pt" style:font-size-complex="8pt"/>
    </style:style>
    <style:style style:name="P30" style:family="paragraph" style:parent-style-name="Text_20_body">
      <style:paragraph-properties fo:margin-left="0mm" fo:margin-right="0mm" fo:text-indent="0mm" style:auto-text-indent="false"/>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style="italic" style:font-style-asian="italic" style:font-style-complex="italic"/>
    </style:style>
    <style:style style:name="P33" style:family="paragraph" style:parent-style-name="Standard" style:master-page-name="First_20_Page">
      <style:paragraph-properties style:page-number="auto"/>
    </style:style>
    <style:style style:name="P34" style:family="paragraph" style:parent-style-name="Standard" style:list-style-name="L2"/>
    <style:style style:name="P35" style:family="paragraph" style:parent-style-name="Text_20_body" style:list-style-name="L1">
      <style:paragraph-properties fo:text-align="justify" style:justify-single-word="false"/>
      <style:text-properties fo:font-size="8pt" style:font-size-asian="8pt" style:font-size-complex="8pt"/>
    </style:style>
    <style:style style:name="P36" style:family="paragraph" style:parent-style-name="Text_20_body" style:list-style-name="L2">
      <style:text-properties style:font-name="Bitstream Vera Sans1"/>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64.99mm" style:type="right" style:leader-style="dotted" style:leader-text="."/>
        </style:tab-stops>
      </style:paragraph-properties>
    </style:style>
    <style:style style:name="P48" style:family="paragraph" style:parent-style-name="Contents_20_1">
      <style:paragraph-properties>
        <style:tab-stops>
          <style:tab-stop style:position="169.99mm" style:type="right" style:leader-style="dotted" style:leader-text="."/>
        </style:tab-stops>
      </style:paragraph-properties>
    </style:style>
    <style:style style:name="P49" style:family="paragraph" style:parent-style-name="Contents_20_3">
      <style:paragraph-properties>
        <style:tab-stops>
          <style:tab-stop style:position="160mm" style:type="right" style:leader-style="dotted" style:leader-text="."/>
        </style:tab-stops>
      </style:paragraph-properties>
    </style:style>
    <style:style style:name="P50" style:family="paragraph" style:parent-style-name="User_20_Index_20_1">
      <style:paragraph-properties>
        <style:tab-stops>
          <style:tab-stop style:position="169.99mm" style:type="right" style:leader-style="dotted" style:leader-text="."/>
        </style:tab-stops>
      </style:paragraph-properties>
    </style:style>
    <style:style style:name="P51" style:family="paragraph" style:parent-style-name="User_20_Index_20_Heading">
      <style:paragraph-properties fo:break-before="page"/>
    </style:style>
    <style:style style:name="P52" style:family="paragraph" style:parent-style-name="Contents_20_4">
      <style:paragraph-properties>
        <style:tab-stops>
          <style:tab-stop style:position="155.01mm" style:type="right" style:leader-style="dotted" style:leader-text="."/>
        </style:tab-stops>
      </style:paragraph-properties>
    </style:style>
    <style:style style:name="P53" style:family="paragraph" style:parent-style-name="Contents_20_5">
      <style:paragraph-properties>
        <style:tab-stops>
          <style:tab-stop style:position="150.02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8</text:p>
      <text:p text:style-name="P4"/>
      <text:p text:style-name="P4">Status: Alpha</text:p>
      <text:p text:style-name="P4"/>
      <text:p text:style-name="P4"><text:date style:data-style-name="N76" text:date-value="2008-04-18T09:36:06" text:fixed="true">April 18,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45">Redistributions must retain the above copyright notice, this list of conditions and the following disclaimer. </text:p>
        </text:list-item>
        <text:list-item>
          <text:p text:style-name="P35">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8">1 Note About Status<text:tab/>7</text:p>
          <text:p text:style-name="P48">2 Features<text:tab/>7</text:p>
          <text:p text:style-name="P48">3 Name<text:tab/>7</text:p>
          <text:p text:style-name="P48">4 Alternatives<text:tab/>7</text:p>
          <text:p text:style-name="P48">5 Introduction<text:tab/>8</text:p>
          <text:p text:style-name="P48">6 Definitions<text:tab/>8</text:p>
          <text:p text:style-name="P47">6.1 Wording<text:tab/>8</text:p>
          <text:p text:style-name="P47">6.2 Boot type<text:tab/>8</text:p>
          <text:p text:style-name="P47">6.3 Boot variant<text:tab/>8</text:p>
          <text:p text:style-name="P48">7 Requirements<text:tab/>9</text:p>
          <text:p text:style-name="P47">7.1 General<text:tab/>9</text:p>
          <text:p text:style-name="P47">7.2 initramfs<text:tab/>9</text:p>
          <text:p text:style-name="P47">7.3 init <text:tab/>9</text:p>
          <text:p text:style-name="P49">7.3.1 Phases and Stages<text:tab/>10</text:p>
          <text:p text:style-name="P52">7.3.1.1 Stages<text:tab/>11</text:p>
          <text:p text:style-name="P52">7.3.1.2 Phases<text:tab/>12</text:p>
          <text:p text:style-name="P49">7.3.2 Modular<text:tab/>14</text:p>
          <text:p text:style-name="P49">7.3.3 Dependencies<text:tab/>14</text:p>
          <text:p text:style-name="P49">7.3.4 Command Line Parameters<text:tab/>15</text:p>
          <text:p text:style-name="P49">7.3.5 Boot types <text:tab/>16</text:p>
          <text:p text:style-name="P52">7.3.5.1 Generic<text:tab/>16</text:p>
          <text:p text:style-name="P52">7.3.5.2 local<text:tab/>16</text:p>
          <text:p text:style-name="P52">7.3.5.3 nfs<text:tab/>17</text:p>
          <text:p text:style-name="P52">7.3.5.4 iscsi<text:tab/>17</text:p>
          <text:p text:style-name="P49">7.3.6 Boot variants<text:tab/>17</text:p>
          <text:p text:style-name="P52">7.3.6.1 udev <text:tab/>17</text:p>
          <text:p text:style-name="P52">7.3.6.2 multipath<text:tab/>17</text:p>
          <text:p text:style-name="P52">7.3.6.3 LVM<text:tab/>18</text:p>
          <text:p text:style-name="P52">7.3.6.4 network <text:tab/>18</text:p>
          <text:p text:style-name="P53">7.3.6.4.1DHCP<text:tab/>18</text:p>
          <text:p text:style-name="P53">7.3.6.4.2static<text:tab/>18</text:p>
          <text:p text:style-name="P52">7.3.6.5 tftp <text:tab/>18</text:p>
          <text:p text:style-name="P48">8 Design decisions<text:tab/>20</text:p>
          <text:p text:style-name="P47">8.1 Python<text:tab/>20</text:p>
          <text:p text:style-name="P48">9 Implementation Details<text:tab/>20</text:p>
          <text:p text:style-name="P47">9.1 Shared Library handling<text:tab/>20</text:p>
          <text:p text:style-name="P48">10 Testing<text:tab/>20</text:p>
          <text:p text:style-name="P47">10.1 Tested systems<text:tab/>21</text:p>
          <text:p text:style-name="P48">11 Releases / Versions / History<text:tab/>22</text:p>
          <text:p text:style-name="P47">11.1 Releases<text:tab/>22</text:p>
          <text:p text:style-name="P49">11.1.1 0.0.1 [2008-03-31]<text:tab/>22</text:p>
          <text:p text:style-name="P49">11.1.2 0.0.2 [2008-04-04]<text:tab/>22</text:p>
          <text:p text:style-name="P49">11.1.3 0.1 [2008-04-18]<text:tab/>22</text:p>
          <text:p text:style-name="P49">11.1.4 Aims for Version 0.2 [Hopefully about 2008-05-01]<text:tab/>22</text:p>
          <text:p text:style-name="P49"><text:soft-page-break/>11.1.5 Aims to get to beta state<text:tab/>22</text:p>
          <text:p text:style-name="P49">11.1.6 Long term aims<text:tab/>23</text:p>
          <text:p text:style-name="P48">12 Open Points / ToDo<text:tab/>23</text:p>
          <text:p text:style-name="P48">13 Bibliography<text:tab/>23</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51">Requirements</text:p>
          </text:index-title>
          <text:p text:style-name="P50">Requirement #1: Create bootable initramfs<text:tab/>9</text:p>
          <text:p text:style-name="P50">Requirement #2: General<text:tab/>9</text:p>
          <text:p text:style-name="P50">Requirement #3: init as a shell script<text:tab/>9</text:p>
          <text:p text:style-name="P50">Requirement #4: Efficient<text:tab/>9</text:p>
          <text:p text:style-name="P50">Requirement #5: Phases<text:tab/>10</text:p>
          <text:p text:style-name="P50">Requirement #6: Stages<text:tab/>10</text:p>
          <text:p text:style-name="P50">Requirement #7: Stages are optional<text:tab/>11</text:p>
          <text:p text:style-name="P50">Requirement #8: Stage prepare<text:tab/>11</text:p>
          <text:p text:style-name="P50">Requirement #9: Stage pre_output<text:tab/>11</text:p>
          <text:p text:style-name="P50">Requirement #10: Stage pre_output only for Generic Module<text:tab/>11</text:p>
          <text:p text:style-name="P50">Requirement #11: Stage output<text:tab/>11</text:p>
          <text:p text:style-name="P50">Requirement #12: Stage post_output<text:tab/>11</text:p>
          <text:p text:style-name="P50">Requirement #13: Stage post_output only for Generic Module<text:tab/>11</text:p>
          <text:p text:style-name="P50">Requirement #14: Stage cleanup<text:tab/>12</text:p>
          <text:p text:style-name="P50">Requirement #15: Phase Intro<text:tab/>12</text:p>
          <text:p text:style-name="P50">Requirement #16: Phase FunctionDefinition<text:tab/>12</text:p>
          <text:p text:style-name="P50">Requirement #17: Phase CommandLineParsing<text:tab/>12</text:p>
          <text:p text:style-name="P50">Requirement #18: Phase CommandLineVerbose<text:tab/>12</text:p>
          <text:p text:style-name="P50">Requirement #19: Phase InitialSystemSetup<text:tab/>13</text:p>
          <text:p text:style-name="P50">Requirement #20: Phase CommandLineEvaluation<text:tab/>13</text:p>
          <text:p text:style-name="P50">Requirement #21: Phase HandleInitialModuleSetup<text:tab/>13</text:p>
          <text:p text:style-name="P50">Requirement #22: Phase SetupLowLevelTransport<text:tab/>13</text:p>
          <text:p text:style-name="P50">Requirement #23: Phase SetupHighLevelTransport<text:tab/>13</text:p>
          <text:p text:style-name="P50">Requirement #24: Phase SetupDiskDevices<text:tab/>13</text:p>
          <text:p text:style-name="P50">Requirement #25: Phase MountRoot<text:tab/>14</text:p>
          <text:p text:style-name="P50">Requirement #26: Phase PrepareRootDir<text:tab/>14</text:p>
          <text:p text:style-name="P50">Requirement #27: Phase CheckForInit<text:tab/>14</text:p>
          <text:p text:style-name="P50">Requirement #28: Phase RunInit<text:tab/>14</text:p>
          <text:p text:style-name="P50">Requirement #29: Program must be modular<text:tab/>14</text:p>
          <text:p text:style-name="P50">Requirement #30: Dependencies<text:tab/>14</text:p>
          <text:p text:style-name="P50">Requirement #31: Specification of Dependencies<text:tab/>15</text:p>
          <text:p text:style-name="P50">Requirement #32: Granularity of Dependencies<text:tab/>15</text:p>
          <text:p text:style-name="P50">Requirement #33: Exclusion of existing kernel parameters<text:tab/>15</text:p>
          <text:p text:style-name="P50">Requirement #34: rfs: Root File System<text:tab/>15</text:p>
          <text:p text:style-name="P50">Requirement #35: rfs: Syntax<text:tab/>15</text:p>
          <text:p text:style-name="P50">Requirement #36: rfs: Boot Type<text:tab/>15</text:p>
          <text:p text:style-name="P50">Requirement #37: Additional Parameters<text:tab/>16</text:p>
          <text:p text:style-name="P50">Requirement #38: Boot Variant<text:tab/>16</text:p>
          <text:p text:style-name="P50">Requirement #39: Host ID<text:tab/>16</text:p>
          <text:p text:style-name="P50">Requirement #40: local: Generic<text:tab/>16</text:p>
          <text:p text:style-name="P50">Requirement #41: local: path<text:tab/>16</text:p>
          <text:p text:style-name="P50">Requirement #42: iscsi: Generic<text:tab/>17</text:p>
          <text:p text:style-name="P50">Requirement #43: iscsi: Parameter localiqn<text:tab/>17</text:p>
          <text:p text:style-name="P50">Requirement #44: iscsi: Parameter portals<text:tab/>17</text:p>
          <text:p text:style-name="P50"><text:soft-page-break/>Requirement #45: iscsi: path<text:tab/>17</text:p>
          <text:p text:style-name="P50">Requirement #46: udev: Generic<text:tab/>17</text:p>
          <text:p text:style-name="P50">Requirement #47: multipath: Generic<text:tab/>17</text:p>
          <text:p text:style-name="P50">Requirement #48: network: Generic<text:tab/>18</text:p>
          <text:p text:style-name="P50">Requirement #49: network: Parameter nw<text:tab/>18</text:p>
          <text:p text:style-name="P50">Requirement #50: network: Syntax of nw Parameter<text:tab/>18</text:p>
          <text:p text:style-name="P50">Requirement #51: network: DHCP<text:tab/>18</text:p>
          <text:p text:style-name="P50">Requirement #52: tftp: Dependency to Network Boot Variant<text:tab/>19</text:p>
          <text:p text:style-name="P50">Requirement #53: tftp: Command Line Parameters<text:tab/>19</text:p>
          <text:p text:style-name="P50">Requirement #54: tftp: File Name<text:tab/>19</text:p>
          <text:p text:style-name="P50">Requirement #55: tftp: File Format<text:tab/>19</text:p>
          <text:p text:style-name="P50">Requirement #56: tftp: File Extraction<text:tab/>19</text:p>
          <text:p text:style-name="P50">Requirement #57: tftp: Execution of Shell Script<text:tab/>19</text:p>
        </text:index-body>
      </text:user-index>
      <text:p text:style-name="P10"/>
      <text:p text:style-name="P29"/>
      <text:h text:style-name="Heading_20_1" text:outline-level="1">Note About Status</text:h>
      <text:p text:style-name="Text_20_body">This document has alpha status. <text:s/>That means, that everything may change.</text:p>
      <text:p text:style-name="Text_20_body"/>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6">it's extensible: to add functionality, only a small python module is needed.</text:p>
        </text:list-item>
        <text:list-item>
          <text:p text:style-name="P34"><text:span text:style-name="T3">boot with init script generated by </text:span><text:span text:style-name="T1">init4boot</text:span><text:span text:style-name="T3"> is faster, because</text:span></text:p>
          <text:list>
            <text:list-item>
              <text:p text:style-name="P36">everything that can be handled is handled at script creation time – and not during boot time.</text:p>
            </text:list-item>
            <text:list-item>
              <text:p text:style-name="P34"><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6">it's portable and the resulting initramfs can be used for mostly all systems.</text:p>
        </text:list-item>
        <text:list-item>
          <text:p text:style-name="P36">there is no data collected and used from the build-host system.</text:p>
        </text:list-item>
        <text:list-item>
          <text:p text:style-name="P36">all configuration is done with command line parameters and the dhcp rootpath parameter.</text:p>
        </text:list-item>
        <text:list-item>
          <text:p text:style-name="P36">iSCSI boot is supported.</text:p>
        </text:list-item>
        <text:list-item>
          <text:p text:style-name="P36">multipath is supported – also during boot time.</text:p>
        </text:list-item>
        <text:list-item>
          <text:p text:style-name="P36">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9" text:outline-level="1">Alternatives</text:h>
      <text:p text:style-name="P12">There are a couple of other tools and packages, that do similar things:</text:p>
      <text:list text:style-name="L3">
        <text:list-item>
          <text:p text:style-name="P37"><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7"><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7"><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38"><text:span text:style-name="T12">local</text:span> for local disks</text:p>
        </text:list-item>
        <text:list-item>
          <text:p text:style-name="P38"><text:span text:style-name="T12">iscsi</text:span> for root devices using the iSCSI protocol</text:p>
        </text:list-item>
        <text:list-item>
          <text:p text:style-name="P38"><text:span text:style-name="T12">nfs</text:span> for NFS mounted root devices</text:p>
        </text:list-item>
      </text:list>
      <text:p text:style-name="Text_20_body">Note that this list might be extended.</text:p>
      <text:p text:style-name="P16">Status Note: not only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39"><text:soft-page-break/>network</text:p>
        </text:list-item>
        <text:list-item>
          <text:p text:style-name="P39">udev</text:p>
        </text:list-item>
        <text:list-item>
          <text:p text:style-name="P39">multipath</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2"/>
      <text:h text:style-name="P19" text:outline-level="1">Requirements</text:h>
      <text:h text:style-name="P20"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20"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0" text:outline-level="2">init </text:h>
      <text:list text:style-name="Req-Numbering" text:continue-numbering="true">
        <text:list-item>
          <text:p text:style-name="P21">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18"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text:soft-page-break/>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4">• Add a comment that the script is automatically generated and should not be changed.</text:p>
          <text:p text:style-name="P24">•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6">for x in $(cat /proc/cmdline); do </text:p>
      <text:p text:style-name="P25"><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text:soft-page-break/>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text:soft-page-break/>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8"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2">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2"><text:soft-page-break/></text:p>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2"/>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2"/>
      <text:h text:style-name="P18" text:outline-level="3">Command Line Parameters</text:h>
      <text:p text:style-name="P12">The command line parameters are reached to the init script via <text:span text:style-name="T14">/proc/cmdline</text:span> from the kernel.</text:p>
      <text:p text:style-name="P12">There are some general command line parameters that are handled for mostly all modules – these are described in this section.</text:p>
      <text:p text:style-name="P12">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2"/>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7"/>
      <text:list text:style-name="Req-Numbering" text:continue-numbering="true">
        <text:list-item>
          <text:p text:style-name="P21">rfs: Boot Type</text:p>
          <text:p text:style-name="P23">The <text:span text:style-name="T14">&lt;boot type&gt;</text:span> <text:span text:style-name="T11">must</text:span> be one of <text:span text:style-name="T14">iscsi</text:span>, <text:span text:style-name="T14">local</text:span> or <text:span text:style-name="T14">nfs</text:span>.</text:p>
        </text:list-item>
      </text:list>
      <text:p text:style-name="Text_20_body"><text:soft-page-break/>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8">fast=yes;use_fb=no;serverip=10.1.1.3</text:p>
      <text:p text:style-name="P30"/>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7"/>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h text:style-name="Heading_20_4" text:outline-level="4"><text:soft-page-break/>nfs</text:h>
      <text:p text:style-name="Text_20_body">Note: There is currently no support for NFS based root disk.</text:p>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text:p>
          <text:p text:style-name="Req-Text">All iSCSI target portals <text:span text:style-name="T11">must</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7">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multipath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text:soft-page-break/>LVM</text:h>
      <text:p text:style-name="Text_20_body">LVM is currently not supported.</text:p>
      <text:h text:style-name="Heading_20_4" text:outline-level="4">network </text:h>
      <text:list text:style-name="Req-Numbering" text:continue-numbering="true">
        <text:list-item>
          <text:p text:style-name="Req-Name">network: Generic</text:p>
          <text:p text:style-name="Req-Text">When the boot variant network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2"/>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2"/>
      <text:p text:style-name="P12">Example:</text:p>
      <text:p text:style-name="P27">nw=eth3:dhcp,eth5:dhcp</text:p>
      <text:h text:style-name="Heading_20_5" text:outline-level="5">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text:soft-page-break/>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5"/>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7"><text:soft-page-break/>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0">one initramfs should be usable mostly everywhere, and</text:p>
        </text:list-item>
        <text:list-item>
          <text:p text:style-name="P40">it must be possible to created the initramfs on every system,</text:p>
        </text:list-item>
      </text:list>
      <text:p text:style-name="Text_20_body">it is not possible</text:p>
      <text:list text:style-name="L7">
        <text:list-item>
          <text:p text:style-name="P41">execute any program,</text:p>
        </text:list-item>
        <text:list-item>
          <text:p text:style-name="P41">to call ldd on a program,</text:p>
        </text:list-item>
        <text:list-item>
          <text:p text:style-name="P41">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text:p>
      <text:p text:style-name="Text_20_body">Dependencies:</text:p>
      <text:list text:style-name="L8">
        <text:list-item>
          <text:p text:style-name="P42">Architecture: amd64, arm, armeb, alpha, hppa, i386, ia64, m68k, mips, mipsel, powerpc, s390, sh, sparc</text:p>
        </text:list-item>
        <text:list-item>
          <text:p text:style-name="P42"><text:soft-page-break/>Virtualization: Bare Metal, Xen dom0, Xen domU</text:p>
        </text:list-item>
        <text:list-item>
          <text:p text:style-name="P42">Multipath: on, off</text:p>
        </text:list-item>
        <text:list-item>
          <text:p text:style-name="P42">udev: on, off? (Are there systems out there without any udev these times?)</text:p>
        </text:list-item>
        <text:list-item>
          <text:p text:style-name="P42">Boot type: iSCSI, local, nfs</text:p>
        </text:list-item>
        <text:list-item>
          <text:p text:style-name="P42">LVM: on, off</text:p>
        </text:list-item>
        <text:list-item>
          <text:p text:style-name="P42">Using disk id: off, label, uuid</text:p>
        </text:list-item>
        <text:list-item>
          <text:p text:style-name="P42">EVMS: on, off</text:p>
        </text:list-item>
        <text:list-item>
          <text:p text:style-name="P42">MD: on, off</text:p>
        </text:list-item>
        <text:list-item>
          <text:p text:style-name="P42">dm-crypt: on, off</text:p>
        </text:list-item>
        <text:list-item>
          <text:p text:style-name="P42">lurks: on, off (root fs encryption)</text:p>
        </text:list-item>
        <text:list-item>
          <text:p text:style-name="P42">loop-aes: on, off</text:p>
        </text:list-item>
        <text:list-item>
          <text:p text:style-name="P42">Transport Interface: SCSI, SATA, USB, IEEE1394, CCISS, ida, network</text:p>
        </text:list-item>
        <text:list-item>
          <text:p text:style-name="P42">dmraid: on, off</text:p>
        </text:list-item>
        <text:list-item>
          <text:p text:style-name="P42">usplash / splashy: on, off</text:p>
        </text:list-item>
        <text:list-item>
          <text:p text:style-name="P42">? cramfs initrd: on, off</text:p>
        </text:list-item>
        <text:list-item>
          <text:p text:style-name="P42">USB keyboard: on, off</text:p>
        </text:list-item>
        <text:list-item>
          <text:p text:style-name="P42">? uswsusp: on, off</text:p>
        </text:list-item>
        <text:list-item>
          <text:p text:style-name="P42">? swsusp: on, off</text:p>
        </text:list-item>
        <text:list-item>
          <text:p text:style-name="P42">?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2">Architecture</text:p>
          </table:table-cell>
          <table:table-cell table:style-name="Table1.A1" office:value-type="string">
            <text:p text:style-name="P31">amd64</text:p>
          </table:table-cell>
          <table:table-cell table:style-name="Table1.A1" office:value-type="string">
            <text:p text:style-name="P32">Virtualization</text:p>
          </table:table-cell>
          <table:table-cell table:style-name="Table1.D1" office:value-type="string">
            <text:p text:style-name="P31">domU</text:p>
          </table:table-cell>
        </table:table-row>
        <table:table-row>
          <table:table-cell table:style-name="Table1.A2" office:value-type="string">
            <text:p text:style-name="P32">multipath</text:p>
          </table:table-cell>
          <table:table-cell table:style-name="Table1.A2" office:value-type="string">
            <text:p text:style-name="P31">on</text:p>
          </table:table-cell>
          <table:table-cell table:style-name="Table1.A2" office:value-type="string">
            <text:p text:style-name="P32">Boot Type</text:p>
          </table:table-cell>
          <table:table-cell table:style-name="Table1.D2" office:value-type="string">
            <text:p text:style-name="P31">iSCSI </text:p>
          </table:table-cell>
        </table:table-row>
        <table:table-row>
          <table:table-cell table:style-name="Table1.A2" office:value-type="string">
            <text:p text:style-name="P32">udev</text:p>
          </table:table-cell>
          <table:table-cell table:style-name="Table1.A2" office:value-type="string">
            <text:p text:style-name="P31">on</text:p>
          </table:table-cell>
          <table:table-cell table:style-name="Table1.A2" office:value-type="string">
            <text:p text:style-name="P32">lvm</text:p>
          </table:table-cell>
          <table:table-cell table:style-name="Table1.D2" office:value-type="string">
            <text:p text:style-name="P31">off</text:p>
          </table:table-cell>
        </table:table-row>
        <table:table-row>
          <table:table-cell table:style-name="Table1.A2" office:value-type="string">
            <text:p text:style-name="P32">disk id</text:p>
          </table:table-cell>
          <table:table-cell table:style-name="Table1.A2" office:value-type="string">
            <text:p text:style-name="P31">off</text:p>
          </table:table-cell>
          <table:table-cell table:style-name="Table1.A2" office:value-type="string">
            <text:p text:style-name="P32">evms</text:p>
          </table:table-cell>
          <table:table-cell table:style-name="Table1.D2" office:value-type="string">
            <text:p text:style-name="P31">off</text:p>
          </table:table-cell>
        </table:table-row>
        <table:table-row>
          <table:table-cell table:style-name="Table1.A2" office:value-type="string">
            <text:p text:style-name="P32">md</text:p>
          </table:table-cell>
          <table:table-cell table:style-name="Table1.A2" office:value-type="string">
            <text:p text:style-name="P31">off</text:p>
          </table:table-cell>
          <table:table-cell table:style-name="Table1.A2" office:value-type="string">
            <text:p text:style-name="P32">dm-crypt</text:p>
          </table:table-cell>
          <table:table-cell table:style-name="Table1.D2" office:value-type="string">
            <text:p text:style-name="P31">off</text:p>
          </table:table-cell>
        </table:table-row>
        <table:table-row>
          <table:table-cell table:style-name="Table1.A2" office:value-type="string">
            <text:p text:style-name="P32">lurks</text:p>
          </table:table-cell>
          <table:table-cell table:style-name="Table1.A2" office:value-type="string">
            <text:p text:style-name="P31">off</text:p>
          </table:table-cell>
          <table:table-cell table:style-name="Table1.A2" office:value-type="string">
            <text:p text:style-name="P32">loop-aes</text:p>
          </table:table-cell>
          <table:table-cell table:style-name="Table1.D2" office:value-type="string">
            <text:p text:style-name="P31">off</text:p>
          </table:table-cell>
        </table:table-row>
        <table:table-row>
          <table:table-cell table:style-name="Table1.A2" office:value-type="string">
            <text:p text:style-name="P32">interface</text:p>
          </table:table-cell>
          <table:table-cell table:style-name="Table1.A2" office:value-type="string">
            <text:p text:style-name="P31">network</text:p>
          </table:table-cell>
          <table:table-cell table:style-name="Table1.A2" office:value-type="string">
            <text:p text:style-name="P32">dmraid</text:p>
          </table:table-cell>
          <table:table-cell table:style-name="Table1.D2" office:value-type="string">
            <text:p text:style-name="P31">off</text:p>
          </table:table-cell>
        </table:table-row>
        <table:table-row>
          <table:table-cell table:style-name="Table1.A2" office:value-type="string">
            <text:p text:style-name="P32">(u)splash(y)</text:p>
          </table:table-cell>
          <table:table-cell table:style-name="Table1.A2" office:value-type="string">
            <text:p text:style-name="P31">off</text:p>
          </table:table-cell>
          <table:table-cell table:style-name="Table1.A2" office:value-type="string">
            <text:p text:style-name="P32">USB keyboard</text:p>
          </table:table-cell>
          <table:table-cell table:style-name="Table1.D2" office:value-type="string">
            <text:p text:style-name="P31">off</text:p>
          </table:table-cell>
        </table:table-row>
      </table:table>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2">Architecture</text:p>
          </table:table-cell>
          <table:table-cell table:style-name="Table2.A1" office:value-type="string">
            <text:p text:style-name="P31">i386</text:p>
          </table:table-cell>
          <table:table-cell table:style-name="Table2.A1" office:value-type="string">
            <text:p text:style-name="P32">Virtualization</text:p>
          </table:table-cell>
          <table:table-cell table:style-name="Table2.D1" office:value-type="string">
            <text:p text:style-name="P31">bare metal</text:p>
          </table:table-cell>
        </table:table-row>
        <text:soft-page-break/>
        <table:table-row>
          <table:table-cell table:style-name="Table2.A2" office:value-type="string">
            <text:p text:style-name="P32">multipath</text:p>
          </table:table-cell>
          <table:table-cell table:style-name="Table2.A2" office:value-type="string">
            <text:p text:style-name="P31">off</text:p>
          </table:table-cell>
          <table:table-cell table:style-name="Table2.A2" office:value-type="string">
            <text:p text:style-name="P32">Boot Type</text:p>
          </table:table-cell>
          <table:table-cell table:style-name="Table2.D2" office:value-type="string">
            <text:p text:style-name="P31">local </text:p>
          </table:table-cell>
        </table:table-row>
        <table:table-row>
          <table:table-cell table:style-name="Table2.A2" office:value-type="string">
            <text:p text:style-name="P32">udev</text:p>
          </table:table-cell>
          <table:table-cell table:style-name="Table2.A2" office:value-type="string">
            <text:p text:style-name="P31">on</text:p>
          </table:table-cell>
          <table:table-cell table:style-name="Table2.A2" office:value-type="string">
            <text:p text:style-name="P32">lvm</text:p>
          </table:table-cell>
          <table:table-cell table:style-name="Table2.D2" office:value-type="string">
            <text:p text:style-name="P31">off</text:p>
          </table:table-cell>
        </table:table-row>
        <table:table-row>
          <table:table-cell table:style-name="Table2.A2" office:value-type="string">
            <text:p text:style-name="P32">disk id</text:p>
          </table:table-cell>
          <table:table-cell table:style-name="Table2.A2" office:value-type="string">
            <text:p text:style-name="P31">off</text:p>
          </table:table-cell>
          <table:table-cell table:style-name="Table2.A2" office:value-type="string">
            <text:p text:style-name="P32">evms</text:p>
          </table:table-cell>
          <table:table-cell table:style-name="Table2.D2" office:value-type="string">
            <text:p text:style-name="P31">off</text:p>
          </table:table-cell>
        </table:table-row>
        <table:table-row>
          <table:table-cell table:style-name="Table2.A2" office:value-type="string">
            <text:p text:style-name="P32">md</text:p>
          </table:table-cell>
          <table:table-cell table:style-name="Table2.A2" office:value-type="string">
            <text:p text:style-name="P31">off</text:p>
          </table:table-cell>
          <table:table-cell table:style-name="Table2.A2" office:value-type="string">
            <text:p text:style-name="P32">dm-crypt</text:p>
          </table:table-cell>
          <table:table-cell table:style-name="Table2.D2" office:value-type="string">
            <text:p text:style-name="P31">off</text:p>
          </table:table-cell>
        </table:table-row>
        <table:table-row>
          <table:table-cell table:style-name="Table2.A2" office:value-type="string">
            <text:p text:style-name="P32">lurks</text:p>
          </table:table-cell>
          <table:table-cell table:style-name="Table2.A2" office:value-type="string">
            <text:p text:style-name="P31">off</text:p>
          </table:table-cell>
          <table:table-cell table:style-name="Table2.A2" office:value-type="string">
            <text:p text:style-name="P32">loop-aes</text:p>
          </table:table-cell>
          <table:table-cell table:style-name="Table2.D2" office:value-type="string">
            <text:p text:style-name="P31">off</text:p>
          </table:table-cell>
        </table:table-row>
        <table:table-row>
          <table:table-cell table:style-name="Table2.A2" office:value-type="string">
            <text:p text:style-name="P32">interface</text:p>
          </table:table-cell>
          <table:table-cell table:style-name="Table2.A2" office:value-type="string">
            <text:p text:style-name="P31">SATA</text:p>
          </table:table-cell>
          <table:table-cell table:style-name="Table2.A2" office:value-type="string">
            <text:p text:style-name="P32">dmraid</text:p>
          </table:table-cell>
          <table:table-cell table:style-name="Table2.D2" office:value-type="string">
            <text:p text:style-name="P31">off</text:p>
          </table:table-cell>
        </table:table-row>
        <table:table-row>
          <table:table-cell table:style-name="Table2.A2" office:value-type="string">
            <text:p text:style-name="P32">(u)splash(y)</text:p>
          </table:table-cell>
          <table:table-cell table:style-name="Table2.A2" office:value-type="string">
            <text:p text:style-name="P31">off</text:p>
          </table:table-cell>
          <table:table-cell table:style-name="Table2.A2" office:value-type="string">
            <text:p text:style-name="P32">USB keyboard</text:p>
          </table:table-cell>
          <table:table-cell table:style-name="Table2.D2" office:value-type="string">
            <text:p text:style-name="P31">off</text:p>
          </table:table-cell>
        </table:table-row>
      </table:table>
      <text:p text:style-name="Standard"/>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Aims for Version 0.2 [Hopefully about 2008-05-01]</text:h>
      <text:p text:style-name="Text_20_body">To release version 0.2, the following must be done:</text:p>
      <text:list text:style-name="L9">
        <text:list-item>
          <text:p text:style-name="P43">Check (and maybe fix): Xen dom0, nfs, lvm</text:p>
        </text:list-item>
        <text:list-item>
          <text:p text:style-name="P43">Add: encrypted tftp / sftp (similar to tftp)</text:p>
        </text:list-item>
      </text:list>
      <text:h text:style-name="Heading_20_3" text:outline-level="3">Aims to get to beta state</text:h>
      <text:p text:style-name="Text_20_body">The beta state of the project will be reached, if the first normally used system has an uptime for at least one month and no problem occurred.</text:p>
      <text:p text:style-name="Text_20_body">This can be earliest reached at 2008-05-04.</text:p>
      <text:h text:style-name="Heading_20_3" text:outline-level="3"><text:soft-page-break/>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0">
        <text:list-item>
          <text:p text:style-name="P44">Must a fsck done before a mount of the root device?</text:p>
        </text:list-item>
        <text:list-item>
          <text:p text:style-name="P44">Add to doc: No program is executed - because it is possible that the system is different.</text:p>
        </text:list-item>
        <text:list-item>
          <text:p text:style-name="P44">Script can be executed by a normal user – no need to be root.</text:p>
        </text:list-item>
        <text:list-item>
          <text:p text:style-name="P44">Possible to use current system or some arbitrary other system.</text:p>
        </text:list-item>
        <text:list-item>
          <text:p text:style-name="P44">Add 'sftp' (which used keys and maybe a password provided with a command line parameter) instead of the no-security-at-all tftp.</text:p>
        </text:list-item>
        <text:list-item>
          <text:p text:style-name="P44">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2"><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2"><text:span text:style-name="Strong_20_Emphasis">iSCSI Boot post</text:span>: <text:span text:style-name="Bib-Author">Florath, Andreas</text:span>, <text:span text:style-name="Bib-Title">iSCSI Boot</text:span>, 2008, http://lists.debian.org/debian-kernel/2008/02/msg00719.html</text:p>
          <text:p text:style-name="P22"><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2"><text:span text:style-name="Strong_20_Emphasis">Debian initramfs-tools</text:span>: <text:span text:style-name="Bib-Author">unknown</text:span>, <text:span text:style-name="Bib-Title">initramfs-tools</text:span>, , http://packages.debian.org/source/sid/initramfs-tools</text:p>
          <text:p text:style-name="P22"><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text:page-number></text:span><text:span text:style-name="T3">/</text:span><text:span text:style-name="T3"><text:page-count>23</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4-18T20:24:42</dc:date>
    <meta:printed-by>Andreas Florath</meta:printed-by>
    <meta:print-date>2008-03-22T09:03:24</meta:print-date>
    <dc:language>en-GB</dc:language>
    <meta:editing-cycles>80</meta:editing-cycles>
    <meta:editing-duration>P4DT6H19M0S</meta:editing-duration>
    <meta:user-defined meta:name="Info 1"/>
    <meta:user-defined meta:name="Info 2"/>
    <meta:user-defined meta:name="Info 3"/>
    <meta:user-defined meta:name="Info 4"/>
    <meta:document-statistic meta:table-count="2" meta:image-count="0" meta:object-count="0" meta:page-count="23" meta:paragraph-count="522" meta:word-count="4309" meta:character-count="26262"/>
  </office:meta>
</office:document-meta>
</file>